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ANGULO, MARIB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356812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QU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6468626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ARDENAS ANGULO, MARIB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35681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356812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9/08/2021</text:p>
          </table:table-cell>
          <table:table-cell table:style-name="Tabla2.A3" office:value-type="string">
            <text:p text:style-name="P22">313847</text:p>
          </table:table-cell>
          <table:table-cell table:style-name="Tabla2.D3" office:value-type="string">
            <text:p text:style-name="P23">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08/2021</text:p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>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Cliente depósito por YAPE los S/4.50 de comisión por pago en agente 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8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21:50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